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9187" officeooo:paragraph-rsid="001191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">Basic.cpp</text:p>
          </table:table-cell>
          <table:table-cell table:style-name="Таблица1.B1" office:value-type="string">
            <text:p text:style-name="P1">host_outputChar </text:p>
            <text:p text:style-name="P1">host_outputFloat</text:p>
            <text:p text:style-name="P1">host_outputInt</text:p>
            <text:p text:style-name="P1">host_outputString</text:p>
            <text:p text:style-name="P1">host_newLine</text:p>
            <text:p text:style-name="P1">host_floatToStr</text:p>
            <text:p text:style-name="P1">host_digitalRead</text:p>
            <text:p text:style-name="P1">host_analogRead</text:p>
            <text:p text:style-name="P1">host_getKey</text:p>
            <text:p text:style-name="P1">host_sleep</text:p>
            <text:p text:style-name="P1">host_newLine</text:p>
            <text:p text:style-name="P1">host_newLine</text:p>
            <text:p text:style-name="P1">host_digitalWrite</text:p>
            <text:p text:style-name="P1">host_pinMode</text:p>
            <text:p text:style-name="P1">host_readLine</text:p>
            <text:p text:style-name="P1">host_saveProgram</text:p>
            <text:p text:style-name="P1">host_loadProgram</text:p>
            <text:p text:style-name="P1">host_cls</text:p>
            <text:p text:style-name="P1">host_ESCPressed</text:p>
            <text:p text:style-name="P1"/>
            <text:p text:style-name="P1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1:49:19.049310155</meta:creation-date>
    <dc:date>2016-09-29T12:12:58.363440839</dc:date>
    <meta:editing-duration>PT13M19S</meta:editing-duration>
    <meta:editing-cycles>1</meta:editing-cycles>
    <meta:document-statistic meta:table-count="1" meta:image-count="0" meta:object-count="0" meta:page-count="1" meta:paragraph-count="20" meta:word-count="20" meta:character-count="272" meta:non-whitespace-character-count="271"/>
    <meta:generator>LibreOffice/5.2.1.2$Linux_X86_64 LibreOffice_project/20m0$Build-2</meta:generator>
  </office:meta>
</office:document-meta>
</file>